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nvironmentGroup.writeContent( OutputStream 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nvironmentGroup.createOverlay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EnvironmentGroup.AbstractEnvironmentGrou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Group.getMapPageOverla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nvironmentGroup.getCurrentMapPageOverl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